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b342" officeooo:paragraph-rsid="0013b342"/>
    </style:style>
    <style:style style:name="P2" style:family="paragraph" style:parent-style-name="Standard">
      <style:paragraph-properties fo:text-align="start" style:justify-single-word="false"/>
      <style:text-properties officeooo:rsid="0013b342" officeooo:paragraph-rsid="0013b3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 </text:p>
      <text:p text:style-name="P1"/>
      <text:p text:style-name="P2">A cartomante, pois o texto trata sobre acontecimentos em volta dela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0:19:11.529330602</meta:creation-date>
    <dc:date>2020-11-26T10:21:58.447706132</dc:date>
    <meta:editing-duration>PT2M47S</meta:editing-duration>
    <meta:editing-cycles>1</meta:editing-cycles>
    <meta:document-statistic meta:table-count="0" meta:image-count="0" meta:object-count="0" meta:page-count="1" meta:paragraph-count="2" meta:word-count="14" meta:character-count="91" meta:non-whitespace-character-count="78"/>
    <meta:generator>LibreOffice/6.4.6.2$Linux_X86_64 LibreOffice_project/40$Build-2</meta:generator>
  </office:meta>
</office:document-meta>
</file>